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image/png" manifest:full-path="Pictures/10000000000000200000002000309F1C.pn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00000000400000003002397F3FC.png"/>
  <manifest:file-entry manifest:media-type="image/png" manifest:full-path="Pictures/100000000000000800000008913C8356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ole-draw-aspect="1" style:protect="size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6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.016cm"/>
    </style:style>
    <style:style style:name="pr8" style:family="presentation" style:parent-style-name="Default-outline1">
      <style:graphic-properties fo:min-height="2.517cm"/>
    </style:style>
    <style:style style:name="pr9" style:family="presentation" style:parent-style-name="Default-title">
      <style:graphic-properties fo:min-height="3.177cm"/>
    </style:style>
    <style:style style:name="pr10" style:family="presentation" style:parent-style-name="Default-outline1">
      <style:graphic-properties fo:min-height="14.266cm"/>
    </style:style>
    <style:style style:name="pr1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4.69cm" style:use-optimal-column-width="false"/>
    </style:style>
    <style:style style:name="co2" style:family="table-column">
      <style:table-column-properties style:column-width="6.289cm" style:use-optimal-column-width="false"/>
    </style:style>
    <style:style style:name="co3" style:family="table-column">
      <style:table-column-properties style:column-width="6.291cm" style:use-optimal-column-width="false"/>
    </style:style>
    <style:style style:name="co4" style:family="table-column">
      <style:table-column-properties style:column-width="4.416cm" style:use-optimal-column-width="false"/>
    </style:style>
    <style:style style:name="co5" style:family="table-column">
      <style:table-column-properties style:column-width="5.921cm" style:use-optimal-column-width="false"/>
    </style:style>
    <style:style style:name="co6" style:family="table-column">
      <style:table-column-properties style:column-width="5.923cm" style:use-optimal-column-width="false"/>
    </style:style>
    <style:style style:name="ro1" style:family="table-row">
      <style:table-row-properties style:row-height="1.591cm"/>
    </style:style>
    <style:style style:name="ro2" style:family="table-row">
      <style:table-row-properties style:row-height="1.592cm"/>
    </style:style>
    <style:style style:name="ro3" style:family="table-row">
      <style:table-row-properties style:row-height="1.888cm"/>
    </style:style>
    <style:style style:name="ro4" style:family="table-row">
      <style:table-row-properties style:row-height="2.059cm"/>
    </style:style>
    <style:style style:name="ro5" style:family="table-row">
      <style:table-row-properties style:row-height="2.062cm"/>
    </style:style>
    <style:style style:name="ce1" style:family="table-cell">
      <style:graphic-properties draw:fill="none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3" style:family="table-cell">
      <style:graphic-properties draw:fill="none" style:repeat="repeat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cc99" fo:font-family="'DejaVu Sans'" style:font-family-generic="swiss" style:font-pitch="variable" fo:font-weight="bold" style:font-weight-asian="bold" style:font-weight-complex="bold"/>
    </style:style>
    <style:style style:name="ce4" style:family="table-cell">
      <style:graphic-properties draw:fill="none" style:repeat="repeat" draw:textarea-vertical-align="middle"/>
      <style:paragraph-properties fo:text-align="center" fo:border="0.03pt solid #ffffff"/>
      <style:text-properties fo:color="#ffcc99" fo:font-family="'DejaVu Sans'" style:font-family-generic="swiss" style:font-pitch="variable" fo:font-weight="bold" style:font-weight-asian="bold" style:font-weight-complex="bold"/>
    </style:style>
    <style:style style:name="ce5" style:family="table-cell">
      <style:graphic-properties draw:fill="none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cc99" fo:font-family="'DejaVu Sans'" style:font-family-generic="swiss" style:font-pitch="variable" fo:font-weight="bold" style:font-weight-asian="bold" style:font-weight-complex="bold"/>
    </style:style>
    <style:style style:name="ce6" style:family="table-cell">
      <style:graphic-properties draw:fill="none" style:repeat="repeat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7" style:family="table-cell">
      <style:graphic-properties draw:fill="none" style:repeat="repeat" draw:textarea-vertical-align="middle"/>
      <style:paragraph-properties fo:text-align="center" fo:border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8" style:family="table-cell">
      <style:graphic-properties draw:fill="none" style:repeat="repeat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font-size="16pt"/>
    </style:style>
    <style:style style:name="P6" style:family="paragraph">
      <style:paragraph-properties fo:text-align="center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ccffff"/>
    </style:style>
    <style:style style:name="T4" style:family="text">
      <style:text-properties fo:color="#23ff23"/>
    </style:style>
    <style:style style:name="T5" style:family="text">
      <style:text-properties fo:color="#23ff23" style:text-position="-33% 58%"/>
    </style:style>
    <style:style style:name="T6" style:family="text">
      <style:text-properties fo:color="#ffff00" style:text-position="0% 100%"/>
    </style:style>
    <style:style style:name="T7" style:family="text">
      <style:text-properties style:text-position="0% 100%"/>
    </style:style>
    <style:style style:name="T8" style:family="text">
      <style:text-properties fo:color="#ffcc99"/>
    </style:style>
    <style:style style:name="T9" style:family="text">
      <style:text-properties fo:color="#ffff00" fo:font-style="normal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23ff23" fo:font-style="normal" style:font-style-asian="normal" style:font-style-complex="normal"/>
    </style:style>
    <style:style style:name="T12" style:family="text">
      <style:text-properties fo:color="#ffcc99" fo:font-style="normal" style:font-style-asian="normal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23ff23" style:text-position="-33% 58%" fo:font-style="normal" style:font-style-asian="normal" style:font-style-complex="normal"/>
    </style:style>
    <style:style style:name="T15" style:family="text">
      <style:text-properties style:text-position="0% 100%" fo:font-style="normal" style:font-style-asian="normal" style:font-style-complex="normal"/>
    </style:style>
    <style:style style:name="T16" style:family="text">
      <style:text-properties fo:color="#23ff23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17" style:family="text">
      <style:text-properties fo:color="#23ff23" style:text-position="33% 58%"/>
    </style:style>
    <style:style style:name="T18" style:family="text">
      <style:text-properties fo:color="#23ff23" style:text-position="0% 100%"/>
    </style:style>
    <style:style style:name="T19" style:family="text">
      <style:text-properties fo:color="#ffffff" style:text-position="0% 100%"/>
    </style:style>
    <style:style style:name="T20" style:family="text">
      <style:text-properties style:text-position="-33% 58%"/>
    </style:style>
    <style:style style:name="T21" style:family="text">
      <style:text-properties style:text-position="0% 100%" style:text-overline-style="solid" style:text-overline-width="auto" style:text-overline-color="font-color"/>
    </style:style>
    <style:style style:name="T22" style:family="text">
      <style:text-properties style:text-position="33% 58%"/>
    </style:style>
    <style:style style:name="T23" style:family="text">
      <style:text-properties fo:color="#ffcc99" style:text-position="0% 100%"/>
    </style:style>
    <style:style style:name="T24" style:family="text">
      <style:text-properties style:text-position="0% 100%" fo:font-style="italic" style:font-style-asian="italic" style:font-style-complex="italic"/>
    </style:style>
    <style:style style:name="T25" style:family="text">
      <style:text-properties style:text-position="0% 100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26" style:family="text">
      <style:text-properties style:text-position="-33% 58%" fo:font-family="'DejaVu Sans'" style:font-style-name="Book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27" style:family="text">
      <style:text-properties fo:color="#ffcc99" fo:font-family="'DejaVu Sans'" style:font-family-generic="swiss" style:font-pitch="variable" fo:font-weight="bold" style:font-weight-asian="bold" style:font-weight-complex="bold"/>
    </style:style>
    <style:style style:name="T28" style:family="text">
      <style:text-properties fo:color="#ffffff" fo:font-family="'DejaVu Sans'" style:font-family-generic="swiss" style:font-pitch="variable" fo:font-weight="bold" style:font-weight-asian="bold" style:font-weight-complex="bold"/>
    </style:style>
    <style:style style:name="T29" style:family="text">
      <style:text-properties fo:color="#ffffff" style:text-position="-33% 58%" fo:font-family="'DejaVu Sans'" style:font-family-generic="swiss" style:font-pitch="variable" fo:font-weight="bold" style:font-weight-asian="bold" style:font-weight-complex="bold"/>
    </style:style>
    <style:style style:name="T30" style:family="text">
      <style:text-properties fo:color="#ffff00" fo:font-family="'DejaVu Sans'" style:font-family-generic="swiss" style:font-pitch="variable" fo:font-weight="bold" style:font-weight-asian="bold" style:font-weight-complex="bold"/>
    </style:style>
    <style:style style:name="T31" style:family="text">
      <style:text-properties fo:color="#ffff00" fo:font-family="'DejaVu Sans'" style:font-family-generic="swiss" style:font-pitch="variable" fo:font-weight="bold" style:font-weight-asian="bold" style:font-weight-complex="bold" style:text-overline-style="solid" style:text-overline-width="auto" style:text-overline-color="font-color"/>
    </style:style>
    <style:style style:name="T32" style:family="text">
      <style:text-properties fo:color="#ffff00" style:text-position="33% 58%" fo:font-family="'DejaVu Sans'" style:font-family-generic="swiss" style:font-pitch="variable" fo:font-weight="bold" style:font-weight-asian="bold" style:font-weight-complex="bold"/>
    </style:style>
    <style:style style:name="T33" style:family="text">
      <style:text-properties fo:color="#ffff00" fo:font-family="'DejaVu Sans'" style:font-style-name="Book" style:font-family-generic="swiss" fo:font-weight="bold" style:font-family-asian="'DejaVu Sans'" style:font-style-name-asian="Book" style:font-family-generic-asian="swiss" style:font-weight-asian="bold" style:font-family-complex="'DejaVu Sans'" style:font-style-name-complex="Book" style:font-family-generic-complex="swiss" style:font-weight-complex="bold"/>
    </style:style>
    <style:style style:name="T34" style:family="text">
      <style:text-properties fo:color="#ffff00" fo:font-family="'DejaVu Sans'" style:font-family-generic="swiss" style:font-pitch="variable" fo:font-weight="bold" style:font-family-asian="'DejaVu Sans'" style:font-style-name-asian="Book" style:font-family-generic-asian="swiss" style:font-weight-asian="bold" style:font-family-complex="'DejaVu Sans'" style:font-style-name-complex="Book" style:font-family-generic-complex="swiss" style:font-weight-complex="bold"/>
    </style:style>
    <style:style style:name="T35" style:family="text">
      <style:text-properties fo:color="#ffff00" fo:font-family="'DejaVu Sans'" style:font-family-generic="swiss" style:font-pitch="variable" fo:font-weight="bold" style:font-family-asian="'DejaVu Sans'" style:font-style-name-asian="Book" style:font-family-generic-asian="swiss" style:font-weight-asian="bold" style:font-family-complex="'DejaVu Sans'" style:font-style-name-complex="Book" style:font-family-generic-complex="swiss" style:font-weight-complex="bold" style:text-overline-style="solid" style:text-overline-width="auto" style:text-overline-color="font-color"/>
    </style:style>
    <style:style style:name="T36" style:family="text">
      <style:text-properties fo:color="#ffff00" style:text-position="33% 58%" fo:font-family="'DejaVu Sans'" style:font-family-generic="swiss" style:font-pitch="variable" fo:font-weight="bold" style:font-family-asian="'DejaVu Sans'" style:font-style-name-asian="Book" style:font-family-generic-asian="swiss" style:font-weight-asian="bold" style:font-family-complex="'DejaVu Sans'" style:font-style-name-complex="Book" style:font-family-generic-complex="swiss" style:font-weight-complex="bold"/>
    </style:style>
    <style:style style:name="T37" style:family="text">
      <style:text-properties fo:color="#ffff00" fo:font-family="'DejaVu Sans'" style:font-family-generic="swiss" style:font-pitch="variable" fo:font-weight="bold" style:font-weight-asian="bold" style:font-weight-complex="bold"/>
    </style:style>
    <style:style style:name="T38" style:family="text">
      <style:text-properties fo:color="#ffff00" style:text-position="-33% 58%" fo:font-family="'DejaVu Sans'" style:font-family-generic="swiss" style:font-pitch="variable" fo:font-weight="bold" style:font-weight-asian="bold" style:font-weight-complex="bold"/>
    </style:style>
    <style:style style:name="T39" style:family="text">
      <style:text-properties fo:color="#ffff00" style:text-position="-33% 58%" fo:font-family="'DejaVu Sans'" style:font-family-generic="swiss" style:font-pitch="variable" fo:font-weight="bold" style:font-weight-asian="bold" style:font-weight-complex="bold"/>
    </style:style>
    <style:style style:name="T40" style:family="text">
      <style:text-properties fo:color="#ffff00" style:text-position="0% 100%" fo:font-family="'DejaVu Sans'" style:font-family-generic="swiss" style:font-pitch="variable" fo:font-weight="bold" style:font-weight-asian="bold" style:font-weight-complex="bold"/>
    </style:style>
    <style:style style:name="T41" style:family="text">
      <style:text-properties fo:color="#ffffff" style:text-position="0% 100%" fo:font-family="'DejaVu Sans'" style:font-family-generic="swiss" style:font-pitch="variable" fo:font-weight="bold" style:font-weight-asian="bold" style:font-weight-complex="bold"/>
    </style:style>
    <style:style style:name="T42" style:family="text">
      <style:text-properties fo:color="#ffcc99" style:text-position="0% 100%" fo:font-family="'DejaVu Sans'" style:font-family-generic="swiss" style:font-pitch="variable" fo:font-weight="bold" style:font-weight-asian="bold" style:font-weight-complex="bold"/>
    </style:style>
    <style:style style:name="T43" style:family="text">
      <style:text-properties style:text-position="-33% 58%" fo:font-style="italic" style:font-style-asian="italic" style:font-style-complex="italic"/>
    </style:style>
    <style:style style:name="T44" style:family="text">
      <style:text-properties fo:color="#ffff00" style:text-position="-33% 58%"/>
    </style:style>
    <style:style style:name="T45" style:family="text">
      <style:text-properties fo:color="#ffffff" style:text-position="0% 100%" fo:font-style="italic" style:font-style-asian="italic" style:font-style-complex="italic"/>
    </style:style>
    <style:style style:name="T46" style:family="text">
      <style:text-properties fo:color="#ccffff" style:text-position="0% 100%"/>
    </style:style>
    <style:style style:name="T47" style:family="text">
      <style:text-properties fo:color="#ffffff" style:text-position="-33% 58%"/>
    </style:style>
    <style:style style:name="T48" style:family="text">
      <style:text-properties fo:color="#23ff23" style:text-position="0% 100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9" style:family="text">
      <style:text-properties style:text-position="0% 100%" fo:font-family="'DejaVu Sans'" style:font-style-name="Book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0" style:family="text">
      <style:text-properties fo:color="#ffff00" style:text-position="0% 100%" fo:font-family="'DejaVu Sans'" style:font-style-name="Book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1" style:family="text">
      <style:text-properties fo:color="#23ff23" style:text-position="0% 100%" fo:font-family="'DejaVu Sans'" style:font-style-name="Book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2" style:family="text">
      <style:text-properties fo:color="#23ff23" style:text-position="-33% 58%" fo:font-family="'DejaVu Sans'" style:font-style-name="Book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3" style:family="text">
      <style:text-properties fo:color="#ffcc99" style:text-position="0% 100%" fo:font-family="'DejaVu Sans'" style:font-style-name="Book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4" style:family="text">
      <style:text-properties fo:color="#ffffff" style:text-position="0% 100%" fo:font-family="'DejaVu Sans'" style:font-style-name="Book" style:font-family-generic="swiss" style:font-pitch="variable" fo:font-style="italic" style:font-family-asian="'DejaVu Sans'" style:font-style-name-asian="Book" style:font-family-generic-asian="swiss" style:font-style-asian="italic" style:font-family-complex="'DejaVu Sans'" style:font-style-name-complex="Book" style:font-family-generic-complex="swiss" style:font-style-complex="italic"/>
    </style:style>
    <style:style style:name="T55" style:family="text">
      <style:text-properties style:text-position="33% 58%" fo:font-family="'DejaVu Sans'" style:font-style-name="Book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6" style:family="text">
      <style:text-properties fo:color="#23ff23" style:text-position="0% 100%" style:text-overline-style="solid" style:text-overline-width="auto" style:text-overline-color="font-color"/>
    </style:style>
    <style:style style:name="T57" style:family="text">
      <style:text-properties fo:color="#ffcc99" style:text-position="-33% 58%" fo:font-family="'DejaVu Sans'" style:font-family-generic="swiss" style:font-pitch="variable" fo:font-weight="bold" style:font-weight-asian="bold" style:font-weight-complex="bold"/>
    </style:style>
    <style:style style:name="T58" style:family="text">
      <style:text-properties fo:color="#23ff23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9" style:family="text">
      <style:text-properties fo:font-family="'DejaVu Sans'" style:font-style-name="Book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0" style:family="text">
      <style:text-properties fo:color="#23ff23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1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2" style:family="text">
      <style:text-properties fo:color="#23ff23" style:text-position="0% 100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3" style:family="text">
      <style:text-properties style:text-position="0% 100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4" style:family="text">
      <style:text-properties fo:color="#ffff00" style:text-position="0% 100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5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regression tests</presentation:footer-decl>
      <presentation:footer-decl presentation:name="ftr2">CMPTxxxx</presentation:footer-decl>
      <presentation:date-time-decl presentation:name="dtd1" presentation:source="fixed">1 Nov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14.2-14.3: Hypothesis Tests<text:line-break/><text:tab/><text:tab/>on Regression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1 Nov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3.556cm" svg:x="18.288cm" svg:y="9.906cm">
          <text:list text:style-name="L2">
            <text:list-item>
              <text:p><text:span text:style-name="T2">HW7</text:span> due next Tues</text:p>
            </text:list-item>
            <text:list-item>
              <text:p>Please download:<text:line-break/><text:span text:style-name="T3"><text:a xlink:href="http://twu.seanho.com/11fall/busi275/lectures/16-Banks.xls">16-Banks.xls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Outline for toda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Review</text:span> of regression model</text:p>
              </text:list-item>
              <text:list-item>
                <text:p>Decomposition of <text:span text:style-name="T2">variance</text:span> in regression</text:p>
                <text:list>
                  <text:list-item>
                    <text:p><text:span text:style-name="T2">Model</text:span> vs. <text:span text:style-name="T2">Residual</text:span></text:p>
                  </text:list-item>
                </text:list>
              </text:list-item>
              <text:list-item>
                <text:p><text:span text:style-name="T2">F-test</text:span> on the overall regression model</text:p>
                <text:list>
                  <text:list-item>
                    <text:p>Comparison with t-test on <text:span text:style-name="T2">correlation</text:span></text:p>
                  </text:list-item>
                </text:list>
              </text:list-item>
              <text:list-item>
                <text:p><text:span text:style-name="T2">T-test</text:span> on <text:span text:style-name="T2">slopes</text:span> <text:span text:style-name="T4">b</text:span><text:span text:style-name="T5">i</text:span></text:p>
              </text:list-item>
              <text:list-item>
                <text:p><text:span text:style-name="T6">Confidence intervals </text:span><text:span text:style-name="T7">on predicted values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pplying the regression model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Example: <text:span text:style-name="T3"><text:a xlink:href="http://twu.seanho.com/11fall/busi275/lectures/16-Banks.xls">16-Banks.xls</text:a></text:span></text:p>
              </text:list-item>
              <text:list-item>
                <text:p><text:span text:style-name="T2">Scatterplot</text:span>:<text:line-break/>X: <text:span text:style-name="T4">Employees</text:span> (<text:span text:style-name="T8">D:D</text:span>)<text:line-break/>Y: <text:span text:style-name="T4">Profit</text:span> (<text:span text:style-name="T8">C:C</text:span>)</text:p>
              </text:list-item>
              <text:list-item>
                <text:p><text:span text:style-name="T8">Layout</text:span> → <text:span text:style-name="T8">Trendline</text:span></text:p>
              </text:list-item>
              <text:list-item>
                <text:p><text:span text:style-name="T9">Correlation</text:span><text:span text:style-name="T10"> </text:span><text:span text:style-name="T11">r</text:span><text:span text:style-name="T10">:</text:span></text:p>
                <text:list>
                  <text:list-item>
                    <text:p><text:span text:style-name="T12">CORREL</text:span><text:span text:style-name="T10">(</text:span><text:span text:style-name="T13">datY, datX</text:span><text:span text:style-name="T10">)</text:span></text:p>
                  </text:list-item>
                </text:list>
              </text:list-item>
              <text:list-item>
                <text:p><text:span text:style-name="T2">Regression model:</text:span></text:p>
                <text:list>
                  <text:list-item>
                    <text:p><text:span text:style-name="T9">Intercept</text:span><text:span text:style-name="T10"> </text:span><text:span text:style-name="T11">b</text:span><text:span text:style-name="T14">0</text:span><text:span text:style-name="T15">:</text:span><text:span text:style-name="T10"> </text:span><text:span text:style-name="T12">INTERCEPT</text:span><text:span text:style-name="T10">(</text:span><text:span text:style-name="T13">dataY, dataX</text:span><text:span text:style-name="T10">)</text:span></text:p>
                  </text:list-item>
                  <text:list-item>
                    <text:p><text:span text:style-name="T2">Slope</text:span> <text:span text:style-name="T4">b</text:span><text:span text:style-name="T5">1</text:span><text:span text:style-name="T7">: </text:span><text:span text:style-name="T8">SLOPE</text:span>(<text:span text:style-name="T13">dataY, dataX</text:span><text:span text:style-name="T10">)</text:span></text:p>
                  </text:list-item>
                  <text:list-item>
                    <text:p><text:span text:style-name="T9">SD</text:span><text:span text:style-name="T10"> of </text:span><text:span text:style-name="T9">residuals</text:span><text:span text:style-name="T10"> (</text:span><text:span text:style-name="T11">s</text:span><text:span text:style-name="T14">ε</text:span><text:span text:style-name="T10">): </text:span><text:span text:style-name="T12">STEYX</text:span><text:span text:style-name="T10">(</text:span><text:span text:style-name="T13">dataY, dataX</text:span><text:span text:style-name="T10">)</text:span></text:p>
                  </text:list-item>
                </text:list>
              </text:list-item>
            </text:list>
          </draw:text-box>
        </draw:frame>
        <draw:frame draw:style-name="gr3" draw:layer="layout" svg:width="13.092cm" svg:height="10.475cm" svg:x="14.732cm" svg:y="2.37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Predictions using the model</text:p>
          </draw:text-box>
        </draw:frame>
        <draw:frame presentation:style-name="pr5" draw:layer="layout" svg:width="25.199cm" svg:height="15.604cm" svg:x="1.4cm" svg:y="3.81cm" presentation:class="outline" presentation:user-transformed="true">
          <draw:text-box>
            <text:list text:style-name="L3">
              <text:list-item>
                <text:p>Assuming that our <text:span text:style-name="T2">linear model </text:span>is correct,<text:line-break/>we can then <text:span text:style-name="T2">predict</text:span> profits for new companies, given their <text:span text:style-name="T2">size</text:span> (number of employees)</text:p>
                <text:list>
                  <text:list-item>
                    <text:p><text:span text:style-name="T4">Profit</text:span> ($mil) = <text:span text:style-name="T8">0.039</text:span>*<text:span text:style-name="T4">Employees</text:span> <text:span text:style-name="T8">–</text:span> <text:span text:style-name="T8">36.45</text:span></text:p>
                  </text:list-item>
                </text:list>
              </text:list-item>
              <text:list-item>
                <text:p>e.g., for a company with <text:span text:style-name="T4">1000</text:span> employees, our model predicts a profit of $<text:span text:style-name="T4">2.558</text:span> million</text:p>
                <text:list>
                  <text:list-item>
                    <text:p>This is a <text:span text:style-name="T2">point estimate</text:span>; <text:span text:style-name="T11">s</text:span><text:span text:style-name="T14">ε</text:span> adds <text:span text:style-name="T2">uncertainty</text:span></text:p>
                  </text:list-item>
                </text:list>
              </text:list-item>
              <text:list-item>
                <text:p><text:span text:style-name="T2">Predicted</text:span> <text:span text:style-name="T16">Ŷ</text:span> values: using X values from <text:span text:style-name="T2">data</text:span></text:p>
                <text:list>
                  <text:list-item>
                    <text:p><text:span text:style-name="T8">Citicorp</text:span>: <text:span text:style-name="T16">Ŷ</text:span> = <text:span text:style-name="T8">0.039</text:span>*<text:span text:style-name="T4">93700</text:span> <text:span text:style-name="T8">– 36.45</text:span> ≈ <text:span text:style-name="T4">3618</text:span></text:p>
                  </text:list-item>
                </text:list>
              </text:list-item>
              <text:list-item>
                <text:p><text:span text:style-name="T2">Residuals</text:span>: (<text:span text:style-name="T13">actual</text:span> Y) – (<text:span text:style-name="T13">predicted</text:span> Y):</text:p>
                <text:list>
                  <text:list-item>
                    <text:p><text:span text:style-name="T4">Y - </text:span><text:span text:style-name="T16">Ŷ</text:span> = 3591 – 3618 = <text:span text:style-name="T4">-27.73</text:span> ($mil)</text:p>
                  </text:list-item>
                  <text:list-item>
                    <text:p><text:span text:style-name="T2">Overestimated</text:span> Citicorp's profit by $27.73 mil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nalysis of Variance</text:p>
          </draw:text-box>
        </draw:frame>
        <draw:frame presentation:style-name="pr5" draw:layer="layout" svg:width="25.199cm" svg:height="15.605cm" svg:x="1.4cm" svg:y="3.81cm" presentation:class="outline" presentation:user-transformed="true">
          <draw:text-box>
            <text:list text:style-name="L3">
              <text:list-item>
                <text:p>In regression, <text:span text:style-name="T4">R</text:span><text:span text:style-name="T17">2</text:span><text:span text:style-name="T7"> indicates the </text:span><text:span text:style-name="T6">fraction</text:span><text:span text:style-name="T7"> of </text:span><text:span text:style-name="T6">variability</text:span><text:span text:style-name="T7"> in the </text:span><text:span text:style-name="T18">DV</text:span><text:span text:style-name="T7"> </text:span><text:span text:style-name="T19">explained</text:span><text:span text:style-name="T7"> by the model</text:span></text:p>
                <text:list>
                  <text:list-item>
                    <text:p><text:span text:style-name="T7">If only </text:span><text:span text:style-name="T6">1</text:span><text:span text:style-name="T7"> IV, then </text:span><text:span text:style-name="T18">R</text:span><text:span text:style-name="T17">2</text:span><text:span text:style-name="T7"> = </text:span><text:span text:style-name="T18">r</text:span><text:span text:style-name="T17">2</text:span><text:span text:style-name="T7"> from correlation</text:span></text:p>
                  </text:list-item>
                </text:list>
              </text:list-item>
              <text:list-item>
                <text:p><text:span text:style-name="T6">Total</text:span><text:span text:style-name="T7"> variability in DV: </text:span><text:span text:style-name="T18">SS</text:span><text:span text:style-name="T5">tot</text:span><text:span text:style-name="T7"> = Σ(y</text:span><text:span text:style-name="T20">i</text:span><text:span text:style-name="T7"> – </text:span><text:span text:style-name="T21">y</text:span><text:span text:style-name="T7">)</text:span><text:span text:style-name="T22">2</text:span></text:p>
                <text:list>
                  <text:list-item>
                    <text:p><text:span text:style-name="T7">=</text:span><text:span text:style-name="T23">VAR</text:span><text:span text:style-name="T7">(</text:span><text:span text:style-name="T24">dataY</text:span><text:span text:style-name="T7">) * (</text:span><text:span text:style-name="T23">COUNT</text:span><text:span text:style-name="T7">(</text:span><text:span text:style-name="T24">dataY</text:span><text:span text:style-name="T7">) – </text:span><text:span text:style-name="T23">1</text:span><text:span text:style-name="T7">)</text:span></text:p>
                  </text:list-item>
                </text:list>
              </text:list-item>
              <text:list-item>
                <text:p><text:span text:style-name="T7">Explained by </text:span><text:span text:style-name="T6">model</text:span><text:span text:style-name="T7">: </text:span><text:span text:style-name="T18">SS</text:span><text:span text:style-name="T5">mod</text:span><text:span text:style-name="T7"> = SS</text:span><text:span text:style-name="T20">tot</text:span><text:span text:style-name="T7"> * R</text:span><text:span text:style-name="T22">2</text:span></text:p>
              </text:list-item>
              <text:list-item>
                <text:p><text:span text:style-name="T7">Unexplained (</text:span><text:span text:style-name="T6">residual</text:span><text:span text:style-name="T7">): </text:span><text:span text:style-name="T18">SS</text:span><text:span text:style-name="T5">res</text:span><text:span text:style-name="T7"> = SS</text:span><text:span text:style-name="T20">tot</text:span><text:span text:style-name="T7"> – SS</text:span><text:span text:style-name="T20">mod</text:span></text:p>
                <text:list>
                  <text:list-item>
                    <text:p><text:span text:style-name="T7">Can also get from Σ(y</text:span><text:span text:style-name="T20">i</text:span><text:span text:style-name="T7"> – </text:span><text:span text:style-name="T25">ŷ</text:span><text:span text:style-name="T26">i</text:span><text:span text:style-name="T7">)</text:span><text:span text:style-name="T22">2</text:span></text:p>
                  </text:list-item>
                </text:list>
              </text:list-item>
              <text:list-item>
                <text:p><text:span text:style-name="T7">Hence the total variability is </text:span><text:span text:style-name="T6">decomposed</text:span><text:span text:style-name="T7"> into:</text:span></text:p>
                <text:list>
                  <text:list-item>
                    <text:p><text:span text:style-name="T18">SS</text:span><text:span text:style-name="T5">tot</text:span><text:span text:style-name="T7"> = </text:span><text:span text:style-name="T18">SS</text:span><text:span text:style-name="T5">mod</text:span><text:span text:style-name="T7"> + </text:span><text:span text:style-name="T18">SS</text:span><text:span text:style-name="T5">res</text:span></text:p>
                  </text:list-item>
                  <text:list-item>
                    <text:p><text:span text:style-name="T7">(book: SST = SSR + SSE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F test on overall model (R<text:span text:style-name="T22">2</text:span><text:span text:style-name="T7">)</text:span></text:p>
          </draw:text-box>
        </draw:frame>
        <draw:frame presentation:style-name="pr7" draw:layer="layout" svg:width="25.199cm" svg:height="1.148cm" svg:x="1.4cm" svg:y="3.81cm" presentation:class="outline" presentation:user-transformed="true">
          <draw:text-box>
            <text:list text:style-name="L3">
              <text:list-item>
                <text:p>Follow the <text:span text:style-name="T2">pattern</text:span> from the regular SD:</text:p>
              </text:list-item>
            </text:list>
          </draw:text-box>
        </draw:frame>
        <draw:frame draw:style-name="gr4" draw:layer="layout" svg:width="9.151cm" svg:height="2.46cm" svg:x="9.611cm" svg:y="4.9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standard" draw:layer="layout" svg:width="23.558cm" svg:height="7.955cm" svg:x="2.457cm" svg:y="7.5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6"><text:span text:style-name="T27">Total</text:span><text:span text:style-name="T28"> (on DV)</text:span></text:p>
              </table:table-cell>
              <table:table-cell table:style-name="ce3">
                <text:p text:style-name="P6"><text:span text:style-name="T27">Model</text:span></text:p>
              </table:table-cell>
              <table:table-cell table:style-name="ce4">
                <text:p text:style-name="P6"><text:span text:style-name="T27">Residual</text:span></text:p>
              </table:table-cell>
            </table:table-row>
            <table:table-row table:style-name="ro1" table:default-cell-style-name="ce2">
              <table:table-cell table:style-name="ce5">
                <text:p text:style-name="P6"><text:span text:style-name="T27">SS</text:span></text:p>
              </table:table-cell>
              <table:table-cell>
                <text:p text:style-name="P6"><text:span text:style-name="T28">SS</text:span><text:span text:style-name="T29">tot </text:span><text:span text:style-name="T28">= </text:span><text:span text:style-name="T30">Σ(y - </text:span><text:span text:style-name="T31">y</text:span><text:span text:style-name="T30">)</text:span><text:span text:style-name="T32">2</text:span></text:p>
              </table:table-cell>
              <table:table-cell table:style-name="ce6">
                <text:p text:style-name="P6"><text:span text:style-name="T28">SS</text:span><text:span text:style-name="T29">mod</text:span><text:span text:style-name="T28"> = </text:span><text:span text:style-name="T30">Σ(</text:span><text:span text:style-name="T33">ŷ</text:span><text:span text:style-name="T34"> - </text:span><text:span text:style-name="T35">y</text:span><text:span text:style-name="T34">)</text:span><text:span text:style-name="T36">2</text:span></text:p>
              </table:table-cell>
              <table:table-cell>
                <text:p text:style-name="P6"><text:span text:style-name="T28">SS</text:span><text:span text:style-name="T29">res</text:span><text:span text:style-name="T28"> = </text:span><text:span text:style-name="T30">Σ(y - </text:span><text:span text:style-name="T33">ŷ</text:span><text:span text:style-name="T34">)</text:span><text:span text:style-name="T36">2</text:span></text:p>
              </table:table-cell>
            </table:table-row>
            <table:table-row table:style-name="ro1" table:default-cell-style-name="ce7">
              <table:table-cell table:style-name="ce5">
                <text:p text:style-name="P6"><text:span text:style-name="T27">df</text:span></text:p>
              </table:table-cell>
              <table:table-cell>
                <text:p text:style-name="P6"><text:span text:style-name="T30">n – 1</text:span></text:p>
              </table:table-cell>
              <table:table-cell table:style-name="ce8">
                <text:p text:style-name="P6"><text:span text:style-name="T30">#vars – 1</text:span></text:p>
              </table:table-cell>
              <table:table-cell>
                <text:p text:style-name="P6"><text:span text:style-name="T30">n - #vars</text:span></text:p>
              </table:table-cell>
            </table:table-row>
            <table:table-row table:style-name="ro1" table:default-cell-style-name="ce2">
              <table:table-cell table:style-name="ce5">
                <text:p text:style-name="P6"><text:span text:style-name="T27">MS = SS/df</text:span></text:p>
              </table:table-cell>
              <table:table-cell>
                <text:p text:style-name="P6"><text:span text:style-name="T37">SS</text:span><text:span text:style-name="T38">tot</text:span><text:span text:style-name="T28"> / </text:span><text:span text:style-name="T30">(n-1)</text:span></text:p>
              </table:table-cell>
              <table:table-cell table:style-name="ce6">
                <text:p text:style-name="P6"><text:span text:style-name="T37">SS</text:span><text:span text:style-name="T38">mod</text:span><text:span text:style-name="T28"> / </text:span><text:span text:style-name="T30">1</text:span></text:p>
              </table:table-cell>
              <table:table-cell>
                <text:p text:style-name="P6"><text:span text:style-name="T37">SS</text:span><text:span text:style-name="T38">res</text:span><text:span text:style-name="T28"> / </text:span><text:span text:style-name="T30">(n–2)</text:span></text:p>
              </table:table-cell>
            </table:table-row>
            <table:table-row table:style-name="ro2">
              <table:table-cell table:style-name="ce5">
                <text:p text:style-name="P6"><text:span text:style-name="T27">SD = √(MS)</text:span></text:p>
              </table:table-cell>
              <table:table-cell table:style-name="ce7">
                <text:p text:style-name="P6"><text:span text:style-name="T30">s</text:span><text:span text:style-name="T39">Y</text:span></text:p>
              </table:table-cell>
              <table:table-cell table:style-name="ce6">
                <text:p text:style-name="P6"><text:span text:style-name="T28">-</text:span></text:p>
              </table:table-cell>
              <table:table-cell table:style-name="ce2">
                <text:p text:style-name="P6"><text:span text:style-name="T30">s</text:span><text:span text:style-name="T39">ε</text:span><text:span text:style-name="T40"> </text:span><text:span text:style-name="T41">(=</text:span><text:span text:style-name="T42">STEYX</text:span><text:span text:style-name="T41">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5.199cm" svg:height="2.907cm" svg:x="1.401cm" svg:y="16.248cm" presentation:class="outline" presentation:user-transformed="true">
          <draw:text-box>
            <text:list text:style-name="L3">
              <text:list-item>
                <text:p>The <text:span text:style-name="T2">test statistic</text:span> is <text:span text:style-name="T4">F</text:span> = <text:span text:style-name="T4">MS</text:span><text:span text:style-name="T5">mod</text:span> / <text:span text:style-name="T4">MS</text:span><text:span text:style-name="T5">res</text:span></text:p>
                <text:list>
                  <text:list-item>
                    <text:p>Get <text:span text:style-name="T2">p-value</text:span> from <text:span text:style-name="T8">FDIST(</text:span><text:span text:style-name="T13">F</text:span><text:span text:style-name="T8">,</text:span> <text:span text:style-name="T13">df</text:span><text:span text:style-name="T43">mod</text:span><text:span text:style-name="T8">, </text:span><text:span text:style-name="T13">df</text:span><text:span text:style-name="T43">res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alculating F test</text:p>
          </draw:text-box>
        </draw:frame>
        <draw:frame presentation:style-name="pr5" draw:layer="layout" svg:width="25.199cm" svg:height="15.782cm" svg:x="1.4cm" svg:y="3.81cm" presentation:class="outline" presentation:user-transformed="true">
          <draw:text-box>
            <text:list text:style-name="L3">
              <text:list-item>
                <text:p>Key components are the <text:span text:style-name="T2">SS</text:span><text:span text:style-name="T44">mod</text:span> and <text:span text:style-name="T2">SS</text:span><text:span text:style-name="T44">res</text:span></text:p>
              </text:list-item>
              <text:list-item>
                <text:p>If we already have <text:span text:style-name="T4">R</text:span><text:span text:style-name="T17">2</text:span><text:span text:style-name="T7">, the easiest way is:</text:span></text:p>
                <text:list>
                  <text:list-item>
                    <text:p><text:span text:style-name="T7">Find </text:span><text:span text:style-name="T6">SS</text:span><text:span text:style-name="T44">tot</text:span><text:span text:style-name="T7"> = </text:span><text:span text:style-name="T23">VAR(</text:span><text:span text:style-name="T45">dataY</text:span><text:span text:style-name="T23">) * (</text:span><text:span text:style-name="T45">n</text:span><text:span text:style-name="T23">-1)</text:span></text:p>
                    <text:list>
                      <text:list-item>
                        <text:p><text:span text:style-name="T46">Bank.xls</text:span><text:span text:style-name="T7">: </text:span><text:span text:style-name="T18">38879649</text:span><text:span text:style-name="T7"> (≈ 39e6)</text:span></text:p>
                      </text:list-item>
                    </text:list>
                  </text:list-item>
                  <text:list-item>
                    <text:p><text:span text:style-name="T7">Find </text:span><text:span text:style-name="T6">SS</text:span><text:span text:style-name="T44">mod</text:span><text:span text:style-name="T7"> = </text:span><text:span text:style-name="T19">SS</text:span><text:span text:style-name="T47">tot</text:span><text:span text:style-name="T7"> * R</text:span><text:span text:style-name="T22">2</text:span></text:p>
                    <text:list>
                      <text:list-item>
                        <text:p><text:span text:style-name="T7">e.g.,</text:span><text:span text:style-name="T18"> 39e6</text:span><text:span text:style-name="T7"> * </text:span><text:span text:style-name="T18">88.53%</text:span><text:span text:style-name="T7"> ≈ 34e6</text:span></text:p>
                      </text:list-item>
                    </text:list>
                  </text:list-item>
                  <text:list-item>
                    <text:p><text:span text:style-name="T7">Find </text:span><text:span text:style-name="T6">SS</text:span><text:span text:style-name="T44">res</text:span><text:span text:style-name="T7"> = SS</text:span><text:span text:style-name="T20">tot</text:span><text:span text:style-name="T7"> – SS</text:span><text:span text:style-name="T20">mod</text:span></text:p>
                    <text:list>
                      <text:list-item>
                        <text:p><text:span text:style-name="T7">e.g., </text:span><text:span text:style-name="T18">39e6 </text:span><text:span text:style-name="T7">– </text:span><text:span text:style-name="T18">34e6</text:span><text:span text:style-name="T7"> ≈ 5e6</text:span></text:p>
                      </text:list-item>
                    </text:list>
                  </text:list-item>
                </text:list>
              </text:list-item>
              <text:list-item>
                <text:p><text:span text:style-name="T7">Otherwise, find SS</text:span><text:span text:style-name="T20">res</text:span><text:span text:style-name="T7"> using </text:span><text:span text:style-name="T6">pred</text:span><text:span text:style-name="T7"> </text:span><text:span text:style-name="T48">ŷ</text:span><text:span text:style-name="T25"> and</text:span><text:span text:style-name="T49"> </text:span><text:span text:style-name="T50">residuals</text:span></text:p>
              </text:list-item>
              <text:list-item>
                <text:p><text:span text:style-name="T49">Or, work </text:span><text:span text:style-name="T50">backwards</text:span><text:span text:style-name="T49"> from </text:span><text:span text:style-name="T51">s</text:span><text:span text:style-name="T52">ε</text:span><text:span text:style-name="T49"> = </text:span><text:span text:style-name="T53">STEYX(</text:span><text:span text:style-name="T54">Y</text:span><text:span text:style-name="T53">, </text:span><text:span text:style-name="T54">X</text:span><text:span text:style-name="T53">)</text:span></text:p>
                <text:list>
                  <text:list-item>
                    <text:list>
                      <text:list-item>
                        <text:p><text:span text:style-name="T49">e.g., SS</text:span><text:span text:style-name="T26">res </text:span><text:span text:style-name="T49">= (</text:span><text:span text:style-name="T51">301</text:span><text:span text:style-name="T49">)</text:span><text:span text:style-name="T55">2</text:span><text:span text:style-name="T49"> * (n-2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F-test on R<text:span text:style-name="T22">2</text:span> vs. t-test on r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If only <text:span text:style-name="T2">one</text:span> predictor, the tests are equivalent:</text:p>
                <text:list>
                  <text:list-item>
                    <text:p><text:span text:style-name="T4">F</text:span> = <text:span text:style-name="T4">t</text:span><text:span text:style-name="T17">2</text:span><text:span text:style-name="T7">,</text:span></text:p>
                    <text:list>
                      <text:list-item>
                        <text:p><text:span text:style-name="T7">Banks.xls: F ≈ </text:span><text:span text:style-name="T18">378</text:span><text:span text:style-name="T7">, t ≈ </text:span><text:span text:style-name="T18">19.4</text:span></text:p>
                      </text:list-item>
                    </text:list>
                  </text:list-item>
                  <text:list-item>
                    <text:p><text:span text:style-name="T6">F-dist</text:span><text:span text:style-name="T7"> with </text:span><text:span text:style-name="T18">df</text:span><text:span text:style-name="T5">mod</text:span><text:span text:style-name="T7"> = </text:span><text:span text:style-name="T18">1</text:span><text:span text:style-name="T7"> is same as</text:span><text:span text:style-name="T6"> t-dist</text:span></text:p>
                    <text:list>
                      <text:list-item>
                        <text:p><text:span text:style-name="T7">Using same </text:span><text:span text:style-name="T18">df</text:span><text:span text:style-name="T5">res</text:span></text:p>
                      </text:list-item>
                    </text:list>
                  </text:list-item>
                </text:list>
              </text:list-item>
              <text:list-item>
                <text:p><text:span text:style-name="T7">If </text:span><text:span text:style-name="T6">multiple</text:span><text:span text:style-name="T7"> IVs, then there are multiple </text:span><text:span text:style-name="T18">r</text:span><text:span text:style-name="T7">'s</text:span></text:p>
                <text:list>
                  <text:list-item>
                    <text:p><text:span text:style-name="T7">Correlation only works on </text:span><text:span text:style-name="T6">pairs</text:span><text:span text:style-name="T7"> of variables</text:span></text:p>
                  </text:list-item>
                </text:list>
              </text:list-item>
              <text:list-item>
                <text:p><text:span text:style-name="T7">F-test is for the </text:span><text:span text:style-name="T6">overall</text:span><text:span text:style-name="T7"> model with </text:span><text:span text:style-name="T6">all</text:span><text:span text:style-name="T7"> predictors</text:span></text:p>
                <text:list>
                  <text:list-item>
                    <text:p><text:span text:style-name="T18">R</text:span><text:span text:style-name="T17">2</text:span><text:span text:style-name="T7"> indicates </text:span><text:span text:style-name="T6">fraction</text:span><text:span text:style-name="T7"> of variability in DV explained by the </text:span><text:span text:style-name="T6">complete</text:span><text:span text:style-name="T7"> model,</text:span><text:span text:style-name="T7"><text:line-break/></text:span><text:span text:style-name="T7">including all predictor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-test on slopes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In a model with <text:span text:style-name="T2">multiple predictors</text:span>,<text:line-break/>there will be <text:span text:style-name="T2">multiple slopes</text:span> (<text:span text:style-name="T4">b</text:span><text:span text:style-name="T5">1</text:span><text:span text:style-name="T7">, </text:span><text:span text:style-name="T18">b</text:span><text:span text:style-name="T5">2</text:span><text:span text:style-name="T7">, …)</text:span></text:p>
              </text:list-item>
              <text:list-item>
                <text:p><text:span text:style-name="T7">A</text:span><text:span text:style-name="T6"> t-test</text:span><text:span text:style-name="T7"> can be run on </text:span><text:span text:style-name="T6">each</text:span><text:span text:style-name="T7"> to see if that predictor is significantly correlated with the DV</text:span></text:p>
              </text:list-item>
              <text:list-item>
                <text:p><text:span text:style-name="T7">Let </text:span><text:span text:style-name="T6">SS</text:span><text:span text:style-name="T44">X</text:span><text:span text:style-name="T7"> = </text:span><text:span text:style-name="T18">Σ(x – </text:span><text:span text:style-name="T56">x</text:span><text:span text:style-name="T18">)</text:span><text:span text:style-name="T17">2</text:span><text:span text:style-name="T7"> be for the predictor </text:span><text:span text:style-name="T18">X</text:span><text:span text:style-name="T7">:</text:span></text:p>
              </text:list-item>
              <text:list-item>
                <text:p><text:span text:style-name="T7">Then the </text:span><text:span text:style-name="T6">standard error</text:span><text:span text:style-name="T7"> for its slope </text:span><text:span text:style-name="T18">b</text:span><text:span text:style-name="T5">1</text:span><text:span text:style-name="T7"> is</text:span></text:p>
                <text:list>
                  <text:list-item>
                    <text:p><text:span text:style-name="T6">SE(b</text:span><text:span text:style-name="T44">1</text:span><text:span text:style-name="T6">)</text:span><text:span text:style-name="T7"> = </text:span><text:span text:style-name="T18">s</text:span><text:span text:style-name="T5">ε</text:span><text:span text:style-name="T7"> / </text:span><text:span text:style-name="T18">√SS</text:span><text:span text:style-name="T5">X</text:span></text:p>
                  </text:list-item>
                </text:list>
              </text:list-item>
              <text:list-item>
                <text:p><text:span text:style-name="T7">Obtain </text:span><text:span text:style-name="T6">t-score</text:span><text:span text:style-name="T7"> and apply a </text:span><text:span text:style-name="T6">t-dist </text:span><text:span text:style-name="T7">with </text:span><text:span text:style-name="T18">df</text:span><text:span text:style-name="T5">res</text:span><text:span text:style-name="T7">:</text:span></text:p>
                <text:list>
                  <text:list-item>
                    <text:p><text:span text:style-name="T23">=TDIST( </text:span><text:span text:style-name="T18">b</text:span><text:span text:style-name="T5">1</text:span><text:span text:style-name="T18"> / SE(b</text:span><text:span text:style-name="T5">1</text:span><text:span text:style-name="T18">)</text:span><text:span text:style-name="T23">, </text:span><text:span text:style-name="T18">df</text:span><text:span text:style-name="T5">res</text:span><text:span text:style-name="T23">, </text:span><text:span text:style-name="T45">tails</text:span><text:span text:style-name="T23"> )</text:span></text:p>
                  </text:list-item>
                </text:list>
              </text:list-item>
              <text:list-item>
                <text:p><text:span text:style-name="T7">If only </text:span><text:span text:style-name="T6">1</text:span><text:span text:style-name="T7"> IV, the </text:span><text:span text:style-name="T6">t-score</text:span><text:span text:style-name="T7"> is same as for </text:span><text:span text:style-name="T18">r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ummary of hypothesis tests</text:p>
          </draw:text-box>
        </draw:frame>
        <draw:frame presentation:style-name="pr8" draw:layer="layout" svg:width="25.199cm" svg:height="2.517cm" svg:x="1.4cm" svg:y="16.256cm" presentation:class="outline" presentation:user-transformed="true">
          <draw:text-box>
            <text:list text:style-name="L3">
              <text:list-item>
                <text:p><text:span text:style-name="T2">Regression</text:span> with only <text:span text:style-name="T4">1 IV</text:span> is same as <text:span text:style-name="T2">correlation</text:span></text:p>
                <text:list>
                  <text:list-item>
                    <text:p>All tests would then be equivalent</text:p>
                  </text:list-item>
                </text:list>
              </text:list-item>
            </text:list>
          </draw:text-box>
        </draw:frame>
        <draw:frame draw:style-name="standard" draw:layer="layout" svg:width="22.18cm" svg:height="9.784cm" svg:x="2.457cm" svg:y="4.43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3" table:default-cell-style-name="ce2">
              <table:table-cell/>
              <table:table-cell>
                <text:p text:style-name="P6"><text:span text:style-name="T27">Correlation</text:span></text:p>
              </table:table-cell>
              <table:table-cell table:style-name="ce4">
                <text:p text:style-name="P6"><text:span text:style-name="T27">Regression</text:span></text:p>
              </table:table-cell>
              <table:table-cell table:style-name="ce4">
                <text:p text:style-name="P6"><text:span text:style-name="T27">Slope on X</text:span><text:span text:style-name="T57">1</text:span></text:p>
              </table:table-cell>
            </table:table-row>
            <table:table-row table:style-name="ro3" table:default-cell-style-name="ce2">
              <table:table-cell table:style-name="ce4">
                <text:p text:style-name="P6"><text:span text:style-name="T27">Effect</text:span></text:p>
              </table:table-cell>
              <table:table-cell>
                <text:p text:style-name="P6"><text:span text:style-name="T30">r</text:span></text:p>
              </table:table-cell>
              <table:table-cell>
                <text:p text:style-name="P6"><text:span text:style-name="T30">R</text:span><text:span text:style-name="T32">2</text:span></text:p>
              </table:table-cell>
              <table:table-cell>
                <text:p text:style-name="P6"><text:span text:style-name="T30">b</text:span><text:span text:style-name="T39">1</text:span></text:p>
              </table:table-cell>
            </table:table-row>
            <table:table-row table:style-name="ro3" table:default-cell-style-name="ce7">
              <table:table-cell table:style-name="ce4">
                <text:p text:style-name="P6"><text:span text:style-name="T27">SE</text:span></text:p>
              </table:table-cell>
              <table:table-cell>
                <text:p text:style-name="P6"><text:span text:style-name="T28">√</text:span><text:span text:style-name="T28">(</text:span><text:span text:style-name="T30"> (1-r</text:span><text:span text:style-name="T32">2</text:span><text:span text:style-name="T40">) </text:span><text:span text:style-name="T41">/</text:span><text:span text:style-name="T40"> df </text:span><text:span text:style-name="T41">)</text:span></text:p>
              </table:table-cell>
              <table:table-cell>
                <text:p text:style-name="P6"><text:span text:style-name="T30">-</text:span></text:p>
              </table:table-cell>
              <table:table-cell>
                <text:p text:style-name="P6"><text:span text:style-name="T30">s</text:span><text:span text:style-name="T39">ε</text:span><text:span text:style-name="T30"> </text:span><text:span text:style-name="T28">/</text:span><text:span text:style-name="T30"> √SS</text:span><text:span text:style-name="T39">X</text:span></text:p>
              </table:table-cell>
            </table:table-row>
            <table:table-row table:style-name="ro4" table:default-cell-style-name="ce7">
              <table:table-cell table:style-name="ce4">
                <text:p text:style-name="P6"><text:span text:style-name="T27">df</text:span></text:p>
              </table:table-cell>
              <table:table-cell>
                <text:p text:style-name="P6"><text:span text:style-name="T30">n - 1</text:span></text:p>
              </table:table-cell>
              <table:table-cell>
                <text:p text:style-name="P6"><text:span text:style-name="T28">df1 = </text:span><text:span text:style-name="T30">#var – 1</text:span><text:span text:style-name="T30"><text:line-break/></text:span><text:span text:style-name="T28">df2 =</text:span><text:span text:style-name="T30"> n - #var</text:span></text:p>
              </table:table-cell>
              <table:table-cell>
                <text:p text:style-name="P6"><text:span text:style-name="T30">n - #var</text:span></text:p>
              </table:table-cell>
            </table:table-row>
            <table:table-row table:style-name="ro5" table:default-cell-style-name="ce2">
              <table:table-cell table:style-name="ce4">
                <text:p text:style-name="P6"><text:span text:style-name="T27">Test statistic</text:span></text:p>
              </table:table-cell>
              <table:table-cell>
                <text:p text:style-name="P6"><text:span text:style-name="T28">t = </text:span><text:span text:style-name="T30">r</text:span><text:span text:style-name="T28"> / </text:span><text:span text:style-name="T30">SE(r)</text:span></text:p>
              </table:table-cell>
              <table:table-cell>
                <text:p text:style-name="P6"><text:span text:style-name="T28">F = </text:span><text:span text:style-name="T30">MS</text:span><text:span text:style-name="T39">mod</text:span><text:span text:style-name="T28"> / </text:span><text:span text:style-name="T30">MS</text:span><text:span text:style-name="T39">res</text:span></text:p>
              </table:table-cell>
              <table:table-cell>
                <text:p text:style-name="P6"><text:span text:style-name="T28">t = b</text:span><text:span text:style-name="T29">1</text:span><text:span text:style-name="T41"> / SE(b</text:span><text:span text:style-name="T29">1</text:span><text:span text:style-name="T41">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onfidence int. on predictions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Given a value <text:span text:style-name="T4">x</text:span> for the IV, our model predicts a <text:span text:style-name="T2">point estimate</text:span> <text:span text:style-name="T58">ŷ</text:span><text:span text:style-name="T59"> for the (single) outcome:</text:span></text:p>
                <text:list>
                  <text:list-item>
                    <text:p><text:span text:style-name="T60">ŷ</text:span><text:span text:style-name="T61"> </text:span>= <text:span text:style-name="T4">b</text:span><text:span text:style-name="T5">0</text:span><text:span text:style-name="T7"> + </text:span><text:span text:style-name="T18">b</text:span><text:span text:style-name="T5">1</text:span><text:span text:style-name="T7">*</text:span><text:span text:style-name="T18">x</text:span></text:p>
                  </text:list-item>
                </text:list>
              </text:list-item>
              <text:list-item>
                <text:p><text:span text:style-name="T7">The </text:span><text:span text:style-name="T6">standard error</text:span><text:span text:style-name="T7"> for this estimate is</text:span></text:p>
                <text:p><text:span text:style-name="T7"/></text:p>
                <text:p><text:span text:style-name="T7"/></text:p>
                <text:list>
                  <text:list-item>
                    <text:p><text:span text:style-name="T7">Recall that </text:span><text:span text:style-name="T18">SS</text:span><text:span text:style-name="T5">X</text:span><text:span text:style-name="T7"> = </text:span><text:span text:style-name="T18">Σ(x – </text:span><text:span text:style-name="T56">x</text:span><text:span text:style-name="T18">)</text:span><text:span text:style-name="T17">2</text:span></text:p>
                  </text:list-item>
                </text:list>
              </text:list-item>
              <text:list-item>
                <text:p><text:span text:style-name="T6">Confidence interval</text:span><text:span text:style-name="T7">: </text:span><text:span text:style-name="T62">ŷ</text:span><text:span text:style-name="T63"> ± </text:span><text:span text:style-name="T62">t</text:span><text:span text:style-name="T63"> * </text:span><text:span text:style-name="T62">SE(ŷ)</text:span></text:p>
              </text:list-item>
              <text:list-item>
                <text:p><text:span text:style-name="T63">When estimating the </text:span><text:span text:style-name="T64">average</text:span><text:span text:style-name="T63"> outcome, use</text:span></text:p>
              </text:list-item>
            </text:list>
          </draw:text-box>
        </draw:frame>
        <draw:frame draw:style-name="gr4" draw:layer="layout" svg:width="11.568cm" svg:height="2.854cm" svg:x="8.821cm" svg:y="9.08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0.325cm" svg:height="2.858cm" svg:x="8.822cm" svg:y="16.18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4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7cm" svg:x="1cm" svg:y="0.337cm" presentation:class="title">
          <draw:text-box>
            <text:p>TODO</text:p>
          </draw:text-box>
        </draw:frame>
        <draw:frame presentation:style-name="pr10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2">HW7</text:span><text:span text:style-name="T4"> </text:span><text:span text:style-name="T65">(ch10,14): due </text:span><text:span text:style-name="T4">Tue 8 Nov</text:span></text:p>
              </text:list-item>
              <text:list-item>
                <text:p><text:span text:style-name="T2">Projects</text:span><text:span text:style-name="T65">:</text:span></text:p>
                <text:list>
                  <text:list-item>
                    <text:p><text:span text:style-name="T65">Acquire </text:span><text:span text:style-name="T2">data</text:span><text:span text:style-name="T65"> if you haven't already</text:span></text:p>
                    <text:list>
                      <text:list-item>
                        <text:p><text:span text:style-name="T65">If waiting for REB: try making up </text:span><text:span text:style-name="T2">toy</text:span><text:span text:style-name="T65"> data so you can get started on analysis</text:span></text:p>
                      </text:list-item>
                    </text:list>
                  </text:list-item>
                  <text:list-item>
                    <text:p><text:span text:style-name="T65">Background </text:span><text:span text:style-name="T2">research</text:span><text:span text:style-name="T65"> for likely predictors of your outcome variable</text:span></text:p>
                  </text:list-item>
                  <text:list-item>
                    <text:p><text:span text:style-name="T65">Read ahead on your chosen method of </text:span><text:span text:style-name="T2">analysis</text:span><text:span text:style-name="T65"> (regression, time-series, logistic, etc.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2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Big5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288</meta:editing-cycles>
    <meta:editing-duration>P3DT22H50M31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11-01T10:17:56</dc:date>
    <dc:creator>Sean Ho</dc:creator>
    <meta:document-statistic meta:object-count="212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text-properties fo:color="#1a1a1a" fo:font-size="13pt" style:font-size-asian="13pt" style:font-family-complex="Arial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1a1a1a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color="#1a1a1a" fo:font-size="9pt" style:font-size-asian="9pt" style:font-family-complex="Arial" style:font-size-complex="9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false" chart:regression-type="linear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dash" draw:stroke-dash="Excel_20_line_20_dash_20_1" svg:stroke-width="0.105cm" svg:stroke-color="#ff420e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3.093cm" svg:height="10.476cm" xlink:href="." xlink:type="simple" chart:class="chart:scatter" chart:style-name="ch1">
        <chart:title svg:x="5.484cm" svg:y="0.345cm" chart:style-name="ch2">
          <text:p>Banks.xls</text:p>
        </chart:title>
        <chart:plot-area chart:style-name="ch3" chart:data-source-has-labels="both" svg:x="1.272cm" svg:y="1.751cm" svg:width="11.299cm" svg:height="7.535cm">
          <chartooo:coordinate-region svg:x="2.264cm" svg:y="1.95cm" svg:width="9.75cm" svg:height="6.689cm"/>
          <chart:axis chart:dimension="x" chart:name="primary-x" chart:style-name="ch4" chartooo:axis-type="auto">
            <chart:title svg:x="6.057cm" svg:y="9.495cm" chart:style-name="ch5">
              <text:p>Employees</text:p>
            </chart:title>
            <chart:categories table:cell-range-address="local-table.$A$2:.$A$52"/>
            <chart:grid chart:style-name="ch6" chart:class="major"/>
          </chart:axis>
          <chart:axis chart:dimension="y" chart:name="primary-y" chart:style-name="ch4">
            <chart:title svg:x="0.451cm" svg:y="6.475cm" chart:style-name="ch7">
              <text:p>Profits ($mil)</text:p>
            </chart:title>
            <chart:grid chart:style-name="ch6" chart:class="major"/>
          </chart:axis>
          <chart:series chart:style-name="ch8" chart:values-cell-range-address="local-table.$C$2:.$C$52" chart:label-cell-address="local-table.$C$1" chart:class="chart:scatter">
            <chart:domain table:cell-range-address="local-table.$B$2:.$B$52"/>
            <chart:regression-curve chart:style-name="ch9">
              <chart:equation chart:display-r-square="true"/>
            </chart:regression-curve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mploye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700">
                <text:p>93700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033">
                <text:p>69033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000">
                <text:p>7700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360">
                <text:p>80360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43">
                <text:p>16943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33">
                <text:p>43933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600">
                <text:p>56600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286">
                <text:p>18286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962">
                <text:p>33962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729">
                <text:p>55729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100">
                <text:p>33100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317">
                <text:p>32317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858">
                <text:p>25858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814">
                <text:p>2481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500">
                <text:p>21500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595">
                <text:p>2459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94">
                <text:p>16494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652">
                <text:p>2165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841">
                <text:p>29841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500">
                <text:p>2750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227">
                <text:p>2122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398">
                <text:p>17398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847">
                <text:p>18847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487">
                <text:p>2148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00">
                <text:p>590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199">
                <text:p>1419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00">
                <text:p>1100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03">
                <text:p>980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11">
                <text:p>1031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66">
                <text:p>856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85">
                <text:p>948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53">
                <text:p>755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10">
                <text:p>95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22">
                <text:p>1062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215">
                <text:p>821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87">
                <text:p>678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27">
                <text:p>922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55">
                <text:p>775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11">
                <text:p>771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227">
                <text:p>102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54">
                <text:p>885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00">
                <text:p>640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207">
                <text:p>820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73">
                <text:p>76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28">
                <text:p>63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81">
                <text:p>478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14">
                <text:p>511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84">
                <text:p>38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496">
                <text:p>749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60">
                <text:p>50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0">
                <text:p>5200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Excel_20_line_20_dash_20_1" draw:display-name="Excel line dash 1" draw:style="rect" draw:dots1="1" draw:dots1-length="0.107cm" draw:distance="0.107cm"/>
  </office:styles>
</office:document-styles>
</file>

<file path=Object 2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E</mi>
                <mrow>
                  <mo stretchy="false">(</mo>
                  <mrow>
                    <mover accent="true">
                      <mi>y</mi>
                      <mo stretchy="false">̂</mo>
                    </mover>
                  </mrow>
                  <mo stretchy="false">)</mo>
                </mrow>
                <mrow>
                  <mi/>
                  <mo stretchy="false">=</mo>
                  <mi/>
                </mrow>
                <msub>
                  <mi>s</mi>
                  <mo stretchy="false">ϵ</mo>
                </msub>
                <msqrt>
                  <mrow>
                    <mrow>
                      <mrow>
                        <mn>1</mn>
                        <mo stretchy="false">+</mo>
                        <mfrac>
                          <mn>1</mn>
                          <mi>n</mi>
                        </mfrac>
                      </mrow>
                      <mo stretchy="false">+</mo>
                      <mfrac>
                        <mrow>
                          <msup>
                            <mrow>
                              <mo stretchy="false">(</mo>
                              <mrow>
                                <mrow>
                                  <mi>x</mi>
                                  <mo stretchy="false">−</mo>
                                  <mover accent="true">
                                    <mi>x</mi>
                                    <mo stretchy="false">̄</mo>
                                  </mover>
                                </mrow>
                              </mrow>
                              <mo stretchy="false">)</mo>
                            </mrow>
                            <mn>2</mn>
                          </msup>
                        </mrow>
                        <mrow>
                          <msub>
                            <mi mathvariant="italic">SS</mi>
                            <mi>X</mi>
                          </msub>
                        </mrow>
                      </mfrac>
                    </mrow>
                  </mrow>
                </msqrt>
              </mrow>
            </mrow>
          </mstyle>
        </mrow>
      </mstyle>
    </mrow>
    <annotation encoding="StarMath 5.0">bold color yellow {
SE(hat y) `=` s_%epsilon sqrt{1 + 1 over n + {(x-bar x)^2} over {SS_X}}
}</annotation>
  </semantics>
</math>
</file>

<file path=Object 3/content.xml><?xml version="1.0" encoding="utf-8"?>
<math xmlns="http://www.w3.org/1998/Math/MathML">
  <semantics>
    <mrow>
      <mstyle mathvariant="bold">
        <mrow>
          <mstyle color="yellow">
            <mrow>
              <mrow>
                <mo stretchy="false">σ</mo>
                <mrow>
                  <mi/>
                  <mo stretchy="false">=</mo>
                  <mi/>
                </mrow>
                <msqrt>
                  <mrow>
                    <mfrac>
                      <mn>1</mn>
                      <mrow>
                        <mrow>
                          <mi>n</mi>
                          <mo stretchy="false">−</mo>
                          <mn>1</mn>
                        </mrow>
                      </mrow>
                    </mfrac>
                    <mrow>
                      <mo stretchy="false">∑</mo>
                      <mrow>
                        <msup>
                          <mrow>
                            <mo stretchy="false">(</mo>
                            <mrow>
                              <mrow>
                                <mi>x</mi>
                                <mo stretchy="false">−</mo>
                                <mover accent="true">
                                  <mi>x</mi>
                                  <mo stretchy="false">̄</mo>
                                </mover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</mrow>
                </msqrt>
              </mrow>
            </mrow>
          </mstyle>
        </mrow>
      </mstyle>
    </mrow>
    <annotation encoding="StarMath 5.0">bold color yellow {
%sigma `=` sqrt{1 over {n-1} sum{(x-bar x)^2}}
}</annotation>
  </semantics>
</math>
</file>

<file path=Object 4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E</mi>
                <mrow>
                  <mo stretchy="false">(</mo>
                  <mrow>
                    <mover accent="true">
                      <mi>y</mi>
                      <mo stretchy="false">̂</mo>
                    </mover>
                  </mrow>
                  <mo stretchy="false">)</mo>
                </mrow>
                <mrow>
                  <mi/>
                  <mo stretchy="false">=</mo>
                  <mi/>
                </mrow>
                <msub>
                  <mi>s</mi>
                  <mo stretchy="false">ϵ</mo>
                </msub>
                <msqrt>
                  <mrow>
                    <mrow>
                      <mfrac>
                        <mn>1</mn>
                        <mi>n</mi>
                      </mfrac>
                      <mo stretchy="false">+</mo>
                      <mfrac>
                        <mrow>
                          <msup>
                            <mrow>
                              <mo stretchy="false">(</mo>
                              <mrow>
                                <mrow>
                                  <mi>x</mi>
                                  <mo stretchy="false">−</mo>
                                  <mover accent="true">
                                    <mi>x</mi>
                                    <mo stretchy="false">̄</mo>
                                  </mover>
                                </mrow>
                              </mrow>
                              <mo stretchy="false">)</mo>
                            </mrow>
                            <mn>2</mn>
                          </msup>
                        </mrow>
                        <mrow>
                          <msub>
                            <mi mathvariant="italic">SS</mi>
                            <mi>X</mi>
                          </msub>
                        </mrow>
                      </mfrac>
                    </mrow>
                  </mrow>
                </msqrt>
              </mrow>
            </mrow>
          </mstyle>
        </mrow>
      </mstyle>
    </mrow>
    <annotation encoding="StarMath 5.0">bold color yellow {
SE(hat y) `=` s_%epsilon sqrt{1 over n + {(x-bar x)^2} over {SS_X}}
}</annotation>
  </semantics>
</math>
</file>